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db65e" officeooo:paragraph-rsid="00bdb65e"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ee387" officeooo:paragraph-rsid="00bee387"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f3c11" officeooo:paragraph-rsid="00bf3c11"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0e87a" officeooo:paragraph-rsid="00c0e87a"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24d51" officeooo:paragraph-rsid="00c24d51"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373a6" officeooo:paragraph-rsid="00c373a6" style:font-size-asian="12pt" style:font-style-asian="normal" style:font-weight-asian="normal" style:font-name-complex="B Nazanin" style:font-size-complex="12pt" style:font-style-complex="normal" style:font-weight-complex="normal"/>
    </style:style>
    <style:style style:name="P2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c373a6" officeooo:paragraph-rsid="00c50b41" style:font-size-asian="12pt" style:font-style-asian="normal" style:font-weight-asian="normal" style:font-name-complex="B Nazanin" style:font-size-complex="12pt" style:font-style-complex="normal" style:font-weight-complex="normal"/>
    </style:style>
    <style:style style:name="P2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0b41" officeooo:paragraph-rsid="00c50b41" style:font-size-asian="12pt" style:font-style-asian="normal" style:font-weight-asian="normal" style:font-name-complex="B Nazanin" style:font-size-complex="12pt" style:font-style-complex="normal" style:font-weight-complex="normal"/>
    </style:style>
    <style:style style:name="P2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5d223" officeooo:paragraph-rsid="00c5d223" style:font-size-asian="12pt" style:font-style-asian="normal" style:font-weight-asian="normal" style:font-name-complex="B Nazanin" style:font-size-complex="12pt" style:font-style-complex="normal" style:font-weight-complex="normal"/>
    </style:style>
    <style:style style:name="P2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772bc" officeooo:paragraph-rsid="00c8e430" style:font-size-asian="12pt" style:font-style-asian="normal" style:font-weight-asian="normal" style:font-name-complex="B Nazanin" style:font-size-complex="12pt" style:font-style-complex="normal" style:font-weight-complex="normal"/>
    </style:style>
    <style:style style:name="P2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a694b" officeooo:paragraph-rsid="00ca694b" style:font-size-asian="12pt" style:font-style-asian="normal" style:font-weight-asian="normal" style:font-name-complex="B Nazanin" style:font-size-complex="12pt" style:font-style-complex="normal" style:font-weight-complex="normal"/>
    </style:style>
    <style:style style:name="P2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baef0" officeooo:paragraph-rsid="00cbaef0" style:font-size-asian="12pt" style:font-style-asian="normal" style:font-weight-asian="normal" style:font-name-complex="B Nazanin" style:font-size-complex="12pt" style:font-style-complex="normal" style:font-weight-complex="normal"/>
    </style:style>
    <style:style style:name="P2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c2f44" officeooo:paragraph-rsid="00cc2f44" style:font-size-asian="12pt" style:font-style-asian="normal" style:font-weight-asian="normal" style:font-name-complex="B Nazanin" style:font-size-complex="12pt" style:font-style-complex="normal" style:font-weight-complex="normal"/>
    </style:style>
    <style:style style:name="P2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ce1274" officeooo:paragraph-rsid="00cedd25" style:font-size-asian="12pt" style:font-style-asian="normal" style:font-weight-asian="normal" style:font-name-complex="B Nazanin" style:font-size-complex="12pt" style:font-style-complex="normal" style:font-weight-complex="normal"/>
    </style:style>
    <style:style style:name="P2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29"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d2f36a" officeooo:paragraph-rsid="00d2f36a" style:font-size-asian="12pt" style:font-style-asian="normal" style:font-weight-asian="normal" style:font-name-complex="B Nazanin" style:font-size-complex="12pt" style:font-style-complex="normal" style:font-weight-complex="normal"/>
    </style:style>
    <style:style style:name="P3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4a9b8" officeooo:paragraph-rsid="00d4a9b8" style:font-size-asian="12pt" style:font-style-asian="normal" style:font-weight-asian="normal" style:font-name-complex="B Nazanin" style:font-size-complex="12pt" style:font-style-complex="normal" style:font-weight-complex="normal"/>
    </style:style>
    <style:style style:name="P3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59d1b" officeooo:paragraph-rsid="00d6f828" style:font-size-asian="12pt" style:font-style-asian="normal" style:font-weight-asian="normal" style:font-name-complex="B Nazanin" style:font-size-complex="12pt" style:font-style-complex="normal" style:font-weight-complex="normal"/>
    </style:style>
    <style:style style:name="P3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81739" officeooo:paragraph-rsid="00d81739" style:font-size-asian="12pt" style:font-style-asian="normal" style:font-weight-asian="normal" style:font-name-complex="B Nazanin" style:font-size-complex="12pt" style:font-style-complex="normal" style:font-weight-complex="normal"/>
    </style:style>
    <style:style style:name="P3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5"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d90205" officeooo:paragraph-rsid="00d90205" style:font-size-asian="12pt" style:font-style-asian="normal" style:font-weight-asian="normal" style:font-name-complex="B Nazanin" style:font-size-complex="12pt" style:font-style-complex="normal" style:font-weight-complex="normal"/>
    </style:style>
    <style:style style:name="P3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38cb" officeooo:paragraph-rsid="00da38cb" style:font-size-asian="12pt" style:font-style-asian="normal" style:font-weight-asian="normal" style:font-name-complex="B Nazanin" style:font-size-complex="12pt" style:font-style-complex="normal" style:font-weight-complex="normal"/>
    </style:style>
    <style:style style:name="P3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ae683" officeooo:paragraph-rsid="00dae683" style:font-size-asian="12pt" style:font-style-asian="normal" style:font-weight-asian="normal" style:font-name-complex="B Nazanin" style:font-size-complex="12pt" style:font-style-complex="normal" style:font-weight-complex="normal"/>
    </style:style>
    <style:style style:name="P3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cc042" officeooo:paragraph-rsid="00dcc042" style:font-size-asian="12pt" style:font-style-asian="normal" style:font-weight-asian="normal" style:font-name-complex="B Nazanin" style:font-size-complex="12pt" style:font-style-complex="normal" style:font-weight-complex="normal"/>
    </style:style>
    <style:style style:name="P3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ddc812" officeooo:paragraph-rsid="00df8f18" style:font-size-asian="12pt" style:font-style-asian="normal" style:font-weight-asian="normal" style:font-name-complex="B Nazanin" style:font-size-complex="12pt" style:font-style-complex="normal" style:font-weight-complex="normal"/>
    </style:style>
    <style:style style:name="P4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1522d" officeooo:paragraph-rsid="00e34c8d" style:font-size-asian="12pt" style:font-style-asian="normal" style:font-weight-asian="normal" style:font-name-complex="B Nazanin" style:font-size-complex="12pt" style:font-style-complex="normal" style:font-weight-complex="normal"/>
    </style:style>
    <style:style style:name="P4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50544" officeooo:paragraph-rsid="00e50544" style:font-size-asian="12pt" style:font-style-asian="normal" style:font-weight-asian="normal" style:font-name-complex="B Nazanin" style:font-size-complex="12pt" style:font-style-complex="normal" style:font-weight-complex="normal"/>
    </style:style>
    <style:style style:name="P42"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0e6caf1" officeooo:paragraph-rsid="00e6caf1" style:font-size-asian="12pt" style:font-style-asian="normal" style:font-weight-asian="normal" style:font-name-complex="B Nazanin" style:font-size-complex="12pt" style:font-style-complex="normal" style:font-weight-complex="normal"/>
    </style:style>
    <style:style style:name="P4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7f3c0" officeooo:paragraph-rsid="00e7f3c0" style:font-size-asian="12pt" style:font-style-asian="normal" style:font-weight-asian="normal" style:font-name-complex="B Nazanin" style:font-size-complex="12pt" style:font-style-complex="normal" style:font-weight-complex="normal"/>
    </style:style>
    <style:style style:name="P4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8c3ff" officeooo:paragraph-rsid="00e8c3ff" style:font-size-asian="12pt" style:font-style-asian="normal" style:font-weight-asian="normal" style:font-name-complex="B Nazanin" style:font-size-complex="12pt" style:font-style-complex="normal" style:font-weight-complex="normal"/>
    </style:style>
    <style:style style:name="P4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1fb6" officeooo:paragraph-rsid="00e91fb6" style:font-size-asian="12pt" style:font-style-asian="normal" style:font-weight-asian="normal" style:font-name-complex="B Nazanin" style:font-size-complex="12pt" style:font-style-complex="normal" style:font-weight-complex="normal"/>
    </style:style>
    <style:style style:name="P46"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945c8" officeooo:paragraph-rsid="00e945c8" style:font-size-asian="12pt" style:font-style-asian="normal" style:font-weight-asian="normal" style:font-name-complex="B Nazanin" style:font-size-complex="12pt" style:font-style-complex="normal" style:font-weight-complex="normal"/>
    </style:style>
    <style:style style:name="P4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a411a" officeooo:paragraph-rsid="00eb1a9a" style:font-size-asian="12pt" style:font-style-asian="normal" style:font-weight-asian="normal" style:font-name-complex="B Nazanin" style:font-size-complex="12pt" style:font-style-complex="normal" style:font-weight-complex="normal"/>
    </style:style>
    <style:style style:name="P49"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b1a9a" officeooo:paragraph-rsid="00eb1a9a" style:font-size-asian="12pt" style:font-style-asian="normal" style:font-weight-asian="normal" style:font-name-complex="B Nazanin" style:font-size-complex="12pt" style:font-style-complex="normal" style:font-weight-complex="normal"/>
    </style:style>
    <style:style style:name="P5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d869b" officeooo:paragraph-rsid="00ed869b" style:font-size-asian="12pt" style:font-style-asian="normal" style:font-weight-asian="normal" style:font-name-complex="B Nazanin" style:font-size-complex="12pt" style:font-style-complex="normal" style:font-weight-complex="normal"/>
    </style:style>
    <style:style style:name="P51"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ee710f" officeooo:paragraph-rsid="00ee710f" style:font-size-asian="12pt" style:font-style-asian="normal" style:font-weight-asian="normal" style:font-name-complex="B Nazanin" style:font-size-complex="12pt" style:font-style-complex="normal" style:font-weight-complex="normal"/>
    </style:style>
    <style:style style:name="P5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ee90c1" officeooo:paragraph-rsid="00ee90c1" style:font-size-asian="12pt" style:font-style-asian="normal" style:font-weight-asian="normal" style:font-name-complex="B Nazanin" style:font-size-complex="12pt" style:font-style-complex="normal" style:font-weight-complex="normal"/>
    </style:style>
    <style:style style:name="P5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2c963" officeooo:paragraph-rsid="00f2c963" style:font-size-asian="12pt" style:font-style-asian="normal" style:font-weight-asian="normal" style:font-name-complex="B Nazanin" style:font-size-complex="12pt" style:font-style-complex="normal" style:font-weight-complex="normal"/>
    </style:style>
    <style:style style:name="P5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2721" officeooo:paragraph-rsid="00f32721" style:font-size-asian="12pt" style:font-style-asian="normal" style:font-weight-asian="normal" style:font-name-complex="B Nazanin" style:font-size-complex="12pt" style:font-style-complex="normal" style:font-weight-complex="normal"/>
    </style:style>
    <style:style style:name="P5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3feb4" officeooo:paragraph-rsid="00f3feb4" style:font-size-asian="12pt" style:font-style-asian="normal" style:font-weight-asian="normal" style:font-name-complex="B Nazanin" style:font-size-complex="12pt" style:font-style-complex="normal" style:font-weight-complex="normal"/>
    </style:style>
    <style:style style:name="P5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4c7b3" officeooo:paragraph-rsid="00f4c7b3" style:font-size-asian="12pt" style:font-style-asian="normal" style:font-weight-asian="normal" style:font-name-complex="B Nazanin" style:font-size-complex="12pt" style:font-style-complex="normal" style:font-weight-complex="normal"/>
    </style:style>
    <style:style style:name="P5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5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7b9dc" style:font-size-asian="12pt" style:font-style-asian="normal" style:font-weight-asian="normal" style:font-name-complex="B Nazanin" style:font-size-complex="12pt" style:font-style-complex="normal" style:font-weight-complex="normal"/>
    </style:style>
    <style:style style:name="P5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616f1" officeooo:paragraph-rsid="00f887ae" style:font-size-asian="12pt" style:font-style-asian="normal" style:font-weight-asian="normal" style:font-name-complex="B Nazanin" style:font-size-complex="12pt" style:font-style-complex="normal" style:font-weight-complex="normal"/>
    </style:style>
    <style:style style:name="P6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616f1" officeooo:paragraph-rsid="00f616f1" style:font-size-asian="12pt" style:font-style-asian="normal" style:font-weight-asian="normal" style:font-name-complex="B Nazanin" style:font-size-complex="12pt" style:font-style-complex="normal" style:font-weight-complex="normal"/>
    </style:style>
    <style:style style:name="P6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0f887ae" officeooo:paragraph-rsid="00f887ae" style:font-size-asian="12pt" style:font-style-asian="normal" style:font-weight-asian="normal" style:font-name-complex="B Nazanin" style:font-size-complex="12pt" style:font-style-complex="normal" style:font-weight-complex="normal"/>
    </style:style>
    <style:style style:name="P6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8449" officeooo:paragraph-rsid="00fe8449" style:font-size-asian="12pt" style:font-style-asian="normal" style:font-weight-asian="normal" style:font-name-complex="B Nazanin" style:font-size-complex="12pt" style:font-style-complex="normal" style:font-weight-complex="normal"/>
    </style:style>
    <style:style style:name="P6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ec3c2" officeooo:paragraph-rsid="00fec3c2" style:font-size-asian="12pt" style:font-style-asian="normal" style:font-weight-asian="normal" style:font-name-complex="B Nazanin" style:font-size-complex="12pt" style:font-style-complex="normal" style:font-weight-complex="normal"/>
    </style:style>
    <style:style style:name="P6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fffa11" officeooo:paragraph-rsid="00fffa11" style:font-size-asian="12pt" style:font-style-asian="normal" style:font-weight-asian="normal" style:font-name-complex="B Nazanin" style:font-size-complex="12pt" style:font-style-complex="normal" style:font-weight-complex="normal"/>
    </style:style>
    <style:style style:name="P6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0e39a" officeooo:paragraph-rsid="0100e39a" style:font-size-asian="12pt" style:font-style-asian="normal" style:font-weight-asian="normal" style:font-name-complex="B Nazanin" style:font-size-complex="12pt" style:font-style-complex="normal" style:font-weight-complex="normal"/>
    </style:style>
    <style:style style:name="P67"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6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4df87" style:font-size-asian="12pt" style:font-style-asian="normal" style:font-weight-asian="normal" style:font-name-complex="B Nazanin" style:font-size-complex="12pt" style:font-style-complex="normal" style:font-weight-complex="normal"/>
    </style:style>
    <style:style style:name="P6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4df87" officeooo:paragraph-rsid="010591d5" style:font-size-asian="12pt" style:font-style-asian="normal" style:font-weight-asian="normal" style:font-name-complex="B Nazanin" style:font-size-complex="12pt" style:font-style-complex="normal" style:font-weight-complex="normal"/>
    </style:style>
    <style:style style:name="P7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591d5" officeooo:paragraph-rsid="010591d5" style:font-size-asian="12pt" style:font-style-asian="normal" style:font-weight-asian="normal" style:font-name-complex="B Nazanin" style:font-size-complex="12pt" style:font-style-complex="normal" style:font-weight-complex="normal"/>
    </style:style>
    <style:style style:name="P7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6281d" officeooo:paragraph-rsid="0106281d" style:font-size-asian="12pt" style:font-style-asian="normal" style:font-weight-asian="normal" style:font-name-complex="B Nazanin" style:font-size-complex="12pt" style:font-style-complex="normal" style:font-weight-complex="normal"/>
    </style:style>
    <style:style style:name="P7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73b4a" officeooo:paragraph-rsid="01073b4a" style:font-size-asian="12pt" style:font-style-asian="normal" style:font-weight-asian="normal" style:font-name-complex="B Nazanin" style:font-size-complex="12pt" style:font-style-complex="normal" style:font-weight-complex="normal"/>
    </style:style>
    <style:style style:name="P7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b05d7" officeooo:paragraph-rsid="010b05d7" style:font-size-asian="12pt" style:font-style-asian="normal" style:font-weight-asian="normal" style:font-name-complex="B Nazanin" style:font-size-complex="12pt" style:font-style-complex="normal" style:font-weight-complex="normal"/>
    </style:style>
    <style:style style:name="P7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7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c286b" officeooo:paragraph-rsid="010d13be" style:font-size-asian="12pt" style:font-style-asian="normal" style:font-weight-asian="normal" style:font-name-complex="B Nazanin" style:font-size-complex="12pt" style:font-style-complex="normal" style:font-weight-complex="normal"/>
    </style:style>
    <style:style style:name="P79"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c286b" officeooo:paragraph-rsid="010c286b" style:font-size-asian="12pt" style:font-style-asian="normal" style:font-weight-asian="normal" style:font-name-complex="B Nazanin" style:font-size-complex="12pt" style:font-style-complex="normal" style:font-weight-complex="normal"/>
    </style:style>
    <style:style style:name="P8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0d3a48" officeooo:paragraph-rsid="01104fc2" style:font-size-asian="12pt" style:font-style-asian="normal" style:font-weight-asian="normal" style:font-name-complex="B Nazanin" style:font-size-complex="12pt" style:font-style-complex="normal" style:font-weight-complex="normal"/>
    </style:style>
    <style:style style:name="P8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0d3a48" officeooo:paragraph-rsid="010d3a48" style:font-size-asian="12pt" style:font-style-asian="normal" style:font-weight-asian="normal" style:font-name-complex="B Nazanin" style:font-size-complex="12pt" style:font-style-complex="normal" style:font-weight-complex="normal"/>
    </style:style>
    <style:style style:name="P8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05917" officeooo:paragraph-rsid="01105917" style:font-size-asian="12pt" style:font-style-asian="normal" style:font-weight-asian="normal" style:font-name-complex="B Nazanin" style:font-size-complex="12pt" style:font-style-complex="normal" style:font-weight-complex="normal"/>
    </style:style>
    <style:style style:name="P8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0c14f" officeooo:paragraph-rsid="0110c14f" style:font-size-asian="12pt" style:font-style-asian="normal" style:font-weight-asian="normal" style:font-name-complex="B Nazanin" style:font-size-complex="12pt" style:font-style-complex="normal" style:font-weight-complex="normal"/>
    </style:style>
    <style:style style:name="P8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d0b4" officeooo:paragraph-rsid="0113d0b4" style:font-size-asian="12pt" style:font-style-asian="normal" style:font-weight-asian="normal" style:font-name-complex="B Nazanin" style:font-size-complex="12pt" style:font-style-complex="normal" style:font-weight-complex="normal"/>
    </style:style>
    <style:style style:name="P8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db5f" officeooo:paragraph-rsid="0113db5f" style:font-size-asian="12pt" style:font-style-asian="normal" style:font-weight-asian="normal" style:font-name-complex="B Nazanin" style:font-size-complex="12pt" style:font-style-complex="normal" style:font-weight-complex="normal"/>
    </style:style>
    <style:style style:name="P87"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88"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P89"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c772bc" officeooo:paragraph-rsid="00c772bc" style:font-size-asian="12pt" style:font-style-asian="normal" style:font-weight-asian="bold" style:font-name-complex="B Nazanin" style:font-size-complex="12pt" style:font-style-complex="normal" style:font-weight-complex="bold"/>
    </style:style>
    <style:style style:name="P90"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e6caf1" officeooo:paragraph-rsid="00e6caf1" style:font-size-asian="12pt" style:font-style-asian="normal" style:font-weight-asian="bold" style:font-name-complex="B Nazanin" style:font-size-complex="12pt" style:font-style-complex="normal" style:font-weight-complex="bold"/>
    </style:style>
    <style:style style:name="P91"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fd1ffc" officeooo:paragraph-rsid="00fd1ffc" style:font-size-asian="12pt" style:font-style-asian="normal" style:font-weight-asian="bold" style:font-name-complex="B Nazanin" style:font-size-complex="12pt" style:font-style-complex="normal" style:font-weight-complex="bold"/>
    </style:style>
    <style:style style:name="P92"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113d0b4" officeooo:paragraph-rsid="0113d0b4" style:font-size-asian="12pt" style:font-style-asian="normal" style:font-weight-asian="bold" style:font-name-complex="B Nazanin" style:font-size-complex="12pt" style:font-style-complex="normal" style:font-weight-complex="bold"/>
    </style:style>
    <style:style style:name="P93"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3fba8" officeooo:paragraph-rsid="0113fba8" style:font-size-asian="12pt" style:font-style-asian="normal" style:font-weight-asian="bold" style:font-name-complex="B Nazanin" style:font-size-complex="12pt" style:font-style-complex="normal" style:font-weight-complex="bold"/>
    </style:style>
    <style:style style:name="P94"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16facd" officeooo:paragraph-rsid="0116facd" style:font-size-asian="12pt" style:font-style-asian="normal" style:font-weight-asian="bold" style:font-name-complex="B Nazanin" style:font-size-complex="12pt" style:font-style-complex="normal" style:font-weight-complex="bold"/>
    </style:style>
    <style:style style:name="P95" style:family="paragraph" style:parent-style-name="Standard">
      <style:paragraph-properties fo:line-height="200%" fo:text-align="start" style:justify-single-word="false" style:writing-mode="lr-tb"/>
      <style:text-properties style:font-name="B Nazanin" fo:font-size="12pt" fo:font-style="normal" style:text-underline-style="none" fo:font-weight="bold" officeooo:rsid="0116facd" officeooo:paragraph-rsid="0116facd" style:font-size-asian="12pt" style:font-style-asian="normal" style:font-weight-asian="bold" style:font-name-complex="B Nazanin" style:font-size-complex="12pt" style:font-style-complex="normal" style:font-weight-complex="bold"/>
    </style:style>
    <style:style style:name="P96" style:family="paragraph" style:parent-style-name="Standard">
      <style:paragraph-properties fo:line-height="200%" fo:text-align="end" style:justify-single-word="false" fo:break-before="page" style:writing-mode="rl-tb"/>
      <style:text-properties style:font-name="B Nazanin" fo:font-size="12pt" fo:font-style="normal" style:text-underline-style="solid" style:text-underline-width="auto" style:text-underline-color="font-color" fo:font-weight="bold" officeooo:rsid="00f2c963" officeooo:paragraph-rsid="00f2c963" style:font-size-asian="12pt" style:font-style-asian="normal" style:font-weight-asian="bold" style:font-name-complex="B Nazanin" style:font-size-complex="12pt" style:font-style-complex="normal" style:font-weight-complex="bold"/>
    </style:style>
    <style:style style:name="P9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3fba8" officeooo:paragraph-rsid="0113fba8" style:font-size-asian="12pt" style:font-style-asian="normal" style:font-weight-asian="normal" style:font-name-complex="B Nazanin" style:font-size-complex="12pt" style:font-style-complex="normal" style:font-weight-complex="normal"/>
    </style:style>
    <style:style style:name="P9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3fba8" officeooo:paragraph-rsid="0113fba8" style:font-size-asian="12pt" style:font-style-asian="normal" style:font-weight-asian="normal" style:font-name-complex="B Nazanin" style:font-size-complex="12pt" style:font-style-complex="normal" style:font-weight-complex="normal"/>
    </style:style>
    <style:style style:name="P9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5954e" officeooo:paragraph-rsid="0115954e" style:font-size-asian="12pt" style:font-style-asian="normal" style:font-weight-asian="normal" style:font-name-complex="B Nazanin" style:font-size-complex="12pt" style:font-style-complex="normal" style:font-weight-complex="normal"/>
    </style:style>
    <style:style style:name="P100"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5954e" officeooo:paragraph-rsid="0115954e" style:font-size-asian="12pt" style:font-style-asian="normal" style:font-weight-asian="normal" style:font-name-complex="B Nazanin" style:font-size-complex="12pt" style:font-style-complex="normal" style:font-weight-complex="normal"/>
    </style:style>
    <style:style style:name="P10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68846" officeooo:paragraph-rsid="01168846" style:font-size-asian="12pt" style:font-style-asian="normal" style:font-weight-asian="normal" style:font-name-complex="B Nazanin" style:font-size-complex="12pt" style:font-style-complex="normal" style:font-weight-complex="normal"/>
    </style:style>
    <style:style style:name="P102"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68846" officeooo:paragraph-rsid="01168846" style:font-size-asian="12pt" style:font-style-asian="normal" style:font-weight-asian="normal" style:font-name-complex="B Nazanin" style:font-size-complex="12pt" style:font-style-complex="normal" style:font-weight-complex="normal"/>
    </style:style>
    <style:style style:name="P10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6facd" officeooo:paragraph-rsid="0116facd" style:font-size-asian="12pt" style:font-style-asian="normal" style:font-weight-asian="normal" style:font-name-complex="B Nazanin" style:font-size-complex="12pt" style:font-style-complex="normal" style:font-weight-complex="normal"/>
    </style:style>
    <style:style style:name="P10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833f3" officeooo:paragraph-rsid="011833f3" style:font-size-asian="12pt" style:font-style-asian="normal" style:font-weight-asian="normal" style:font-name-complex="B Nazanin" style:font-size-complex="12pt" style:font-style-complex="normal" style:font-weight-complex="normal"/>
    </style:style>
    <style:style style:name="P105"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normal" officeooo:rsid="011c3362" officeooo:paragraph-rsid="011c3362" style:font-size-asian="12pt" style:font-style-asian="normal" style:font-weight-asian="normal" style:font-name-complex="B Nazanin" style:font-size-complex="12pt" style:font-style-complex="normal" style:font-weight-complex="normal"/>
    </style:style>
    <style:style style:name="P106"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c3362" officeooo:paragraph-rsid="011c3362" style:font-size-asian="12pt" style:font-style-asian="normal" style:font-weight-asian="normal" style:font-name-complex="B Nazanin" style:font-size-complex="12pt" style:font-style-complex="normal" style:font-weight-complex="normal"/>
    </style:style>
    <style:style style:name="P107"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c3362" officeooo:paragraph-rsid="011c3362" style:font-size-asian="12pt" style:font-style-asian="normal" style:font-weight-asian="normal" style:font-name-complex="B Nazanin" style:font-size-complex="12pt" style:font-style-complex="normal" style:font-weight-complex="normal"/>
    </style:style>
    <style:style style:name="P10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ce3ac" officeooo:paragraph-rsid="011ce3ac" style:font-size-asian="12pt" style:font-style-asian="normal" style:font-weight-asian="normal" style:font-name-complex="B Nazanin" style:font-size-complex="12pt" style:font-style-complex="normal" style:font-weight-complex="normal"/>
    </style:style>
    <style:style style:name="P109"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1ce3ac" officeooo:paragraph-rsid="011ce3ac" style:font-size-asian="12pt" style:font-style-asian="normal" style:font-weight-asian="normal" style:font-name-complex="B Nazanin" style:font-size-complex="12pt" style:font-style-complex="normal" style:font-weight-complex="normal"/>
    </style:style>
    <style:style style:name="P1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1eadf2" officeooo:paragraph-rsid="011eadf2" style:font-size-asian="12pt" style:font-style-asian="normal" style:font-weight-asian="normal" style:font-name-complex="B Nazanin" style:font-size-complex="12pt" style:font-style-complex="normal" style:font-weight-complex="normal"/>
    </style:style>
    <style:style style:name="P1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08703" officeooo:paragraph-rsid="01208703" style:font-size-asian="12pt" style:font-style-asian="normal" style:font-weight-asian="normal" style:font-name-complex="B Nazanin" style:font-size-complex="12pt" style:font-style-complex="normal" style:font-weight-complex="normal"/>
    </style:style>
    <style:style style:name="P1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2cfde" officeooo:paragraph-rsid="0122cfde" style:font-size-asian="12pt" style:font-style-asian="normal" style:font-weight-asian="normal" style:font-name-complex="B Nazanin" style:font-size-complex="12pt" style:font-style-complex="normal" style:font-weight-complex="normal"/>
    </style:style>
    <style:style style:name="P1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124623f" officeooo:paragraph-rsid="0124623f" style:font-size-asian="12pt" style:font-style-asian="normal" style:font-weight-asian="normal" style:font-name-complex="B Nazanin" style:font-size-complex="12pt" style:font-style-complex="normal" style:font-weight-complex="normal"/>
    </style:style>
    <style:style style:name="P114" style:family="paragraph" style:parent-style-name="Standard">
      <style:paragraph-properties fo:line-height="200%" fo:text-align="start" style:justify-single-word="false" style:writing-mode="lr-tb"/>
      <style:text-properties style:font-name="B Nazanin" fo:font-size="12pt" fo:font-style="normal" style:text-underline-style="none" fo:font-weight="normal" officeooo:rsid="0124623f" officeooo:paragraph-rsid="0124623f" style:font-size-asian="12pt" style:font-style-asian="normal" style:font-weight-asian="normal" style:font-name-complex="B Nazanin" style:font-size-complex="12pt" style:font-style-complex="normal" style:font-weight-complex="normal"/>
    </style:style>
    <style:style style:name="P115"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59d0a" officeooo:paragraph-rsid="01259d0a" style:font-size-asian="12pt" style:font-style-asian="normal" style:font-weight-asian="bold" style:font-name-complex="B Nazanin" style:font-size-complex="12pt" style:font-style-complex="normal" style:font-weight-complex="bold"/>
    </style:style>
    <style:style style:name="P11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78ca7" officeooo:paragraph-rsid="01278ca7" style:font-size-asian="12pt" style:font-style-asian="normal" style:font-weight-asian="bold" style:font-name-complex="B Nazanin" style:font-size-complex="12pt" style:font-style-complex="normal" style:font-weight-complex="bold"/>
    </style:style>
    <style:style style:name="P117"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91837" officeooo:paragraph-rsid="01291837" style:font-size-asian="12pt" style:font-style-asian="normal" style:font-weight-asian="bold" style:font-name-complex="B Nazanin" style:font-size-complex="12pt" style:font-style-complex="normal" style:font-weight-complex="bold"/>
    </style:style>
    <style:style style:name="P118"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a0547" officeooo:paragraph-rsid="012a0547" style:font-size-asian="12pt" style:font-style-asian="normal" style:font-weight-asian="bold" style:font-name-complex="B Nazanin" style:font-size-complex="12pt" style:font-style-complex="normal" style:font-weight-complex="bold"/>
    </style:style>
    <style:style style:name="P119"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a7532" officeooo:paragraph-rsid="012a7532" style:font-size-asian="12pt" style:font-style-asian="normal" style:font-weight-asian="bold" style:font-name-complex="B Nazanin" style:font-size-complex="12pt" style:font-style-complex="normal" style:font-weight-complex="bold"/>
    </style:style>
    <style:style style:name="P120"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c1e1d" officeooo:paragraph-rsid="012c1e1d" style:font-size-asian="12pt" style:font-style-asian="normal" style:font-weight-asian="bold" style:font-name-complex="B Nazanin" style:font-size-complex="12pt" style:font-style-complex="normal" style:font-weight-complex="bold"/>
    </style:style>
    <style:style style:name="P121" style:family="paragraph" style:parent-style-name="Standard">
      <style:paragraph-properties fo:line-height="200%" fo:text-align="start" style:justify-single-word="false" style:writing-mode="lr-tb"/>
      <style:text-properties style:font-name="B Nazanin" fo:font-size="12pt" fo:font-style="normal" style:text-underline-style="none" fo:font-weight="bold" officeooo:rsid="012d3cca" officeooo:paragraph-rsid="012d3cca" style:font-size-asian="12pt" style:font-style-asian="normal" style:font-weight-asian="bold" style:font-name-complex="B Nazanin" style:font-size-complex="12pt" style:font-style-complex="normal" style:font-weight-complex="bold"/>
    </style:style>
    <style:style style:name="P122"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12e9d66" officeooo:paragraph-rsid="012e9d66" style:font-size-asian="12pt" style:font-style-asian="normal" style:font-weight-asian="bold" style:font-name-complex="B Nazanin" style:font-size-complex="12pt" style:font-style-complex="normal" style:font-weight-complex="bold"/>
    </style:style>
    <style:style style:name="P123"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12e9d66" officeooo:paragraph-rsid="012e9d66"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d6f828"/>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officeooo:rsid="00aba5ae"/>
    </style:style>
    <style:style style:name="T5" style:family="text">
      <style:text-properties officeooo:rsid="00abbc43"/>
    </style:style>
    <style:style style:name="T6" style:family="text">
      <style:text-properties officeooo:rsid="00ac84bb"/>
    </style:style>
    <style:style style:name="T7" style:family="text">
      <style:text-properties officeooo:rsid="00b18547"/>
    </style:style>
    <style:style style:name="T8" style:family="text">
      <style:text-properties officeooo:rsid="00b540dd"/>
    </style:style>
    <style:style style:name="T9" style:family="text">
      <style:text-properties officeooo:rsid="00ba4a67"/>
    </style:style>
    <style:style style:name="T10" style:family="text">
      <style:text-properties officeooo:rsid="00bee387"/>
    </style:style>
    <style:style style:name="T11" style:family="text">
      <style:text-properties officeooo:rsid="00c373a6"/>
    </style:style>
    <style:style style:name="T12" style:family="text">
      <style:text-properties officeooo:rsid="00c50b41"/>
    </style:style>
    <style:style style:name="T13" style:family="text">
      <style:text-properties officeooo:rsid="00c8e430"/>
    </style:style>
    <style:style style:name="T14" style:family="text">
      <style:text-properties officeooo:rsid="00cedd25"/>
    </style:style>
    <style:style style:name="T15" style:family="text">
      <style:text-properties officeooo:rsid="00d6f828"/>
    </style:style>
    <style:style style:name="T16" style:family="text">
      <style:text-properties officeooo:rsid="00d90205"/>
    </style:style>
    <style:style style:name="T17" style:family="text">
      <style:text-properties officeooo:rsid="00df8f18"/>
    </style:style>
    <style:style style:name="T18" style:family="text">
      <style:text-properties officeooo:rsid="00e34c8d"/>
    </style:style>
    <style:style style:name="T19" style:family="text">
      <style:text-properties fo:font-weight="normal" style:font-weight-asian="normal" style:font-weight-complex="normal"/>
    </style:style>
    <style:style style:name="T20" style:family="text">
      <style:text-properties fo:font-weight="normal" officeooo:rsid="00d90205" style:font-weight-asian="normal" style:font-weight-complex="normal"/>
    </style:style>
    <style:style style:name="T21" style:family="text">
      <style:text-properties fo:font-weight="normal" officeooo:rsid="01168846" style:font-weight-asian="normal" style:font-weight-complex="normal"/>
    </style:style>
    <style:style style:name="T22" style:family="text">
      <style:text-properties fo:font-weight="normal" officeooo:rsid="011c3362" style:font-weight-asian="normal" style:font-weight-complex="normal"/>
    </style:style>
    <style:style style:name="T23" style:family="text">
      <style:text-properties officeooo:rsid="00ed06bb"/>
    </style:style>
    <style:style style:name="T24" style:family="text">
      <style:text-properties officeooo:rsid="00f2c963"/>
    </style:style>
    <style:style style:name="T25" style:family="text">
      <style:text-properties officeooo:rsid="00f616f1"/>
    </style:style>
    <style:style style:name="T26" style:family="text">
      <style:text-properties officeooo:rsid="00f7b9dc"/>
    </style:style>
    <style:style style:name="T27" style:family="text">
      <style:text-properties officeooo:rsid="00f887ae"/>
    </style:style>
    <style:style style:name="T28" style:family="text">
      <style:text-properties officeooo:rsid="00fe8449"/>
    </style:style>
    <style:style style:name="T29" style:family="text">
      <style:text-properties officeooo:rsid="010591d5"/>
    </style:style>
    <style:style style:name="T30" style:family="text">
      <style:text-properties officeooo:rsid="010d13be"/>
    </style:style>
    <style:style style:name="T31" style:family="text">
      <style:text-properties officeooo:rsid="010e5604"/>
    </style:style>
    <style:style style:name="T32" style:family="text">
      <style:text-properties officeooo:rsid="01104fc2"/>
    </style:style>
    <style:style style:name="T33" style:family="text">
      <style:text-properties officeooo:rsid="0110c14f"/>
    </style:style>
    <style:style style:name="T34" style:family="text">
      <style:text-properties officeooo:rsid="0113d0b4"/>
    </style:style>
    <style:style style:name="T35" style:family="text">
      <style:text-properties officeooo:rsid="011c3362"/>
    </style:style>
    <style:style style:name="T36" style:family="text">
      <style:text-properties officeooo:rsid="0121e4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5">غذایی و دشواری نگهداری، حفظ کیفیت و ارزش مواد غذایی، اهمیت به‌سزایی دارد. </text:span><text:span text:style-name="T6">همچنین در صنایع غذایی، حجم عظیمی «آب» مصرف می‌شود و تأمین غذای جامعه را مشکل‌تر می‌کند.</text:span></text:p>
      <text:p text:style-name="P2">خوب است بدانیم صفحه ۵۱؛ الف) <text:span text:style-name="T4">ــــــ </text:span>و دردرجه دوم <text:span text:style-name="T4">ــــــ </text:span>و <text:span text:style-name="T4">ــــــ</text:span></text:p>
      <text:p text:style-name="P2">ب) با حذف خوراکی‌های غیر ضروری (مانند چیپس، پفک، نوشابه) تاحدی امکان تأمین هزینه مصرف انواع <text:span text:style-name="T4">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87">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4">ــــــ </text:span>مورد نیاز برای ماهیچه‌ها، ارسال پیام‌های عصبی، جابه‌جایی یون‌ها و مولکول‌ها از دیواره هر یاخته را تأمین می‌کند.</text:p>
      <text:p text:style-name="P5">۲) <text:span text:style-name="T4">ــــــ </text:span>اولیه برای ساخت و رشد بخش‌های مختلف بدن را فراهم می‌کند. (بخش عمده <text:span text:style-name="T4">ــــــ </text:span>، <text:span text:style-name="T4">ــــــ <text:s/></text:span><text:span text:style-name="T7">و </text:span><text:span text:style-name="T4">ــــــ </text:span><text:span text:style-name="T7">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6">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88">«غذا، ماده و انرژی»</text:p>
      <text:p text:style-name="P7">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8">دمای یک ماده، از چه خبر می‌دهد؟</text:p>
      <text:p text:style-name="P8">دما: کمیتی که میزان ــــــ و ــــــ اجسام را نشان می‌دهد.</text:p>
      <text:p text:style-name="P8">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8">جنبش نامنظم ذره‌ها: گاز<text:tab/>مایع<text:tab/>جامد<text:tab/>/<text:tab/>آب گرم<text:tab/><text:tab/>آب سرد</text:p>
      <text:p text:style-name="P8">دمای بالاتر ← میانگین ــــــ حرکت ذرات بیشتر ← میانگین انرژی ــــــ ذرات بیشتر</text:p>
      <text:p text:style-name="P9">یعنی: دمای ماده؛ معیاری برای توصیف <text:span text:style-name="T8">ــــــ </text:span>تندی و <text:span text:style-name="T8">ــــــ </text:span>انرژی جنبشی ذره‌های سازنده ماده است.</text:p>
      <text:p text:style-name="P10">یکای رایج دما، درجه <text:span text:style-name="T8">ــــــ </text:span>(<text:tab/><text:tab/>) اما یکای دما در SI، <text:span text:style-name="T8">ــــــ </text:span>(<text:tab/>) است.</text:p>
      <text:p text:style-name="P10">ارزش دمایی ۱ درجه سانتی‌گراد برابر ۱ کلوین <text:span text:style-name="T8">ــــــ .</text:span></text:p>
      <text:p text:style-name="P11">لذا در فرآیند‌هایی که دما تغییر می‌کند، $\Delta\theta$<text:tab/><text:tab/>$\Delta T است.$</text:p>
      <text:p text:style-name="P12">با هم بیندیشیم صفحه ۵۵: ۱- الف) شکل A نمونه‌ای از هوا را در ــــــ نشان می‌دهد.</text:p>
      <text:p text:style-name="P12">۱- ب) شکل B، نمونه‌ای از هوا را در یک روز ــــــ نشان می‌دهد.</text:p>
      <text:p text:style-name="P12">۱- پ) اگر مجموع انرژی جنبشی ذره‌های سازنده یک نمونه ماده، هم‌ارز با انرژی گرمایی آن باشد؛</text:p>
      <text:p text:style-name="P12">انرژی گرمایی ــــــ بیشتر بوده زیرا ــــــ آن بیشتر است.</text:p>
      <text:p text:style-name="P13">با هم بیندیشیم صفحه ۵۵: ۲- الف) میانگین تندی مولکول‌ها در ظرف A <text:tab/>ظرف B</text:p>
      <text:p text:style-name="P14">۲- ب) انرژی گرمایی ظرف A <text:tab/>ظرف B (چون <text:span text:style-name="T9">ــــــ ــــــ </text:span>آن بیشتر است.)</text:p>
      <text:p text:style-name="P15">با هم بیندیشیم ۱<text:tab/>ــــــ یکسان، دمای ــــــ متفاوت ← انرژی گرمایی متفاوت</text:p>
      <text:p text:style-name="P15">با هم بینیشیم ۲<text:tab/>ــــــ یکسان، ــــــ ــــــ متفاوت ← انرژی گرمایی متفاوت</text:p>
      <text:p text:style-name="P16">نتیجه: انرژی گرمایی یک نمونه ماده، هم به <text:span text:style-name="T10">ــــــ </text:span>و هم به <text:span text:style-name="T10">ــــــ ــــــ </text:span>بستگی دارد.</text:p>
      <text:p text:style-name="P17">تذکر: چون کار کردن «تعداد ذرات»، آسان نیست می‌توان به جای آن، <text:span text:style-name="T10">ــــــ </text:span>ماده را در نظر گرفت. چنانکه در فیزیک نیز، انرژی جنبشی از رابطه <text:span text:style-name="T10">ــــــ </text:span>به دست می‌آید.</text:p>
      <text:p text:style-name="P18">تهیه غذا آب‌پز، تجربه تفاوت «گرما» و «دما»</text:p>
      <text:p text:style-name="P18">گرما، صورتی از <text:span text:style-name="T10">ــــــ </text:span>و یکای آن در SI، <text:span text:style-name="T10">ــــــ </text:span>(<text:span text:style-name="T10">ــــــ</text:span>) است. (<text:tab/>1 <text:span text:style-name="T10">ــــــ </text:span>= 1 $Kgm^2.s^{-2}$)</text:p>
      <text:p text:style-name="P19">از یکای ــــــ (ــــــ) نیز برای بیان مقدار گرما در پزشکی و زیست‌شناسی و علم تغزیه استفاده می‌شود.</text:p>
      <text:p text:style-name="P19">تعریف ژول:</text:p>
      <text:p text:style-name="P19">تعریف کالری:</text:p>
      <text:p text:style-name="P20">ــــــ <text:span text:style-name="T12">cal = </text:span>ــــــ <text:span text:style-name="T12">J</text:span></text:p>
      <text:p text:style-name="P21">انرژی گرمایی: <text:span text:style-name="T11">ــــــ </text:span>انرژی‌های جنبشی ذرات ماده / دما: <text:span text:style-name="T11">ــــــ </text:span>انرژی جنبشی ذرات ماده</text:p>
      <text:p text:style-name="P22">انرژی گرمایی و دما، از ویژگی‌های یک «نمونه ماده» است/نیست و می‌تواند/نمی‌تواند برای توصیف آن «ماده» به کار رود.</text:p>
      <text:p text:style-name="P89">«گرما»</text:p>
      <text:p text:style-name="P23">صورتی از <text:span text:style-name="T11">ــــــ </text:span>است، که از جسم با <text:span text:style-name="T11">ــــــ </text:span>بالاتر، به جسم با <text:span text:style-name="T11">ــــــ </text:span>پایین‌تر منتقل می‌شود. <text:span text:style-name="T13">داد و ستد گرما، می‌‌تواند موجب تغییر </text:span><text:span text:style-name="T11">ــــــ </text:span><text:span text:style-name="T13">مواد شود.</text:span></text:p>
      <text:p text:style-name="P24">گرما، از ویژگی‌های یک «نمونه ماده» <text:span text:style-name="T11">ــــــ </text:span>و <text:span text:style-name="T11">ــــــ </text:span>برای توصیف آن «ماده» به کار رود.</text:p>
      <text:p text:style-name="P25">گرما، از ویژگی‌های یک « <text:span text:style-name="T11">ــــــ </text:span>» است، و می‌تواند برای توصیف آن « <text:span text:style-name="T11">ــــــ </text:span>» به کار رود.</text:p>
      <text:p text:style-name="P25">هنگامی که به <text:span text:style-name="T1">۲</text:span> ماده، گرمای یکسان داده شود، لزوماً به یک اندازه <text:span text:style-name="T11">ــــــ </text:span>نمی‌شوند.</text:p>
      <text:p text:style-name="P25">یعنی: دادن گرمای یکسان به دو ماده، لزوما/حتما تغییر دمای یکسانی را موجب می‌شود/نمی‌شود.</text:p>
      <text:p text:style-name="P26">مثال: اگر بخواهیم دمای آب و روغن زیتون* (با جرم برابر) به یک اندازه بالا رود، باید به آب، گرمای <text:span text:style-name="T11">ــــــ </text:span>بدهیم.</text:p>
      <text:p text:style-name="P27">* الگوی ساختاری «روغن‌ها» با «چربی‌ها» یکسان است اما تفاوت‌هایی در ساختار دارند ( مانند پیوند دوگانه بیشتر در ساختار زنجیر کربنی <text:span text:style-name="T11">ــــــ </text:span>) <text:span text:style-name="T14">که موجب تفاوت در </text:span><text:span text:style-name="T11">ــــــ </text:span><text:span text:style-name="T14">و </text:span><text:span text:style-name="T11">ــــــ </text:span><text:span text:style-name="T14">آن‌ها می‌شود. چنانکه روغن‌ها در دمای عادی، </text:span><text:span text:style-name="T11">ــــــ </text:span><text:span text:style-name="T14">و چربی‌ها </text:span><text:span text:style-name="T11">ــــــ </text:span><text:span text:style-name="T14">هستند.</text:span></text:p>
      <text:p text:style-name="P29">با هم بیندیشیم صفحه ۵۷: الف) چون <text:span text:style-name="T11">ــــــ ــــــ </text:span>موجود در نمونه آب، بسیار <text:span text:style-name="T11">ــــــ </text:span>از روغن زیتون است.</text:p>
      <text:p text:style-name="P28">دلیل: موادی چون آب و اتانول، به دلیل وجود <text:span text:style-name="T11">ــــــ ــــــ </text:span>بین مولکول‌های خود، گرمای ویژه بالایی دارند*. (جدول ۱ صفحه <text:span text:style-name="T1">۵۸</text:span>).</text:p>
      <text:p text:style-name="P30">دمای آب و روغن زیتون، به یک اندازه زیاد <text:span text:style-name="T11">ــــــ </text:span>است. برای افزایش دمای آب به میزان ۵۰ درجه سانتی‌گراد، (نسبت به روغن زیتون) گرمای <text:span text:style-name="T11">ــــــ </text:span>جذب شده، پس انرژی گرمایی ظرف محتوی آب، <text:span text:style-name="T11">ــــــ </text:span>است و تخم مرغ، گرمای <text:span text:style-name="T11">ــــــ </text:span>دریافت می‌کند.</text:p>
      <text:p text:style-name="P31">ب) ظرفیت گرمایی (C): <text:span text:style-name="T11">ــــــ </text:span>لازم برای افرایش <text:span text:style-name="T11">ــــــ </text:span>ماده به اندازه <text:span text:style-name="T11">ــــــ </text:span>درجه <text:span text:style-name="T11">ــــــ </text:span><text:span text:style-name="T15">( یا </text:span><text:span text:style-name="T2">۱</text:span><text:span text:style-name="T15"> </text:span><text:span text:style-name="T11">ــــــ </text:span><text:span text:style-name="T15">)</text:span></text:p>
      <text:p text:style-name="P32">$QC\Delta\theta$</text:p>
      <text:p text:style-name="P33">ب)</text:p>
      <text:p text:style-name="P32">$C=\frac{Q}{\Delta\theta}$ → (یکای C: <text:span text:style-name="T11">ــــــ . ــــــ </text:span>) $C_{H_2O}=\frac{\qquad J}{\qquad K(\qquad I.K^{-1})}$<text:tab/><text:tab/><text:tab/>$C_{oh oil}=\frac{\qquad J}{\qquad K(\qquad I.K<text:span text:style-name="T16">^</text:span>{-1})}$</text:p>
      <text:p text:style-name="P34">پ) بستگی دارد به ← ــــــ ماده و ــــــ ماده (به خاطر تفاوت در نوع ــــــ یا نیرو‌های ــــــ ــــــ )</text:p>
      <text:p text:style-name="P34">&gt; هرچه ــــــ ماده بیشتر باشد، برای رساندن آن به دمای مشخص، ــــــ بیشتری لازم است.</text:p>
      <text:p text:style-name="P34">ت) گرمای ویژه (c): ظرفیت گرمایی ــــــ ــــــ ماده</text:p>
      <text:p text:style-name="P35">$Q=mc\Delta\theta$</text:p>
      <text:p text:style-name="P35">$c=\frac{Q}{m\Delta\theta}$ → یکای c: ( ــــــ . ــــــ . ــــــ )</text:p>
      <text:p text:style-name="P35">$C_{H_2O}=\frac{\qquad}{\qquad}=ــــــ ( \qquad\qquad )\qquad C_{ol.oil}=\frac{\qquad}{\qquad}=ــــــ (\qquad\qquad)$</text:p>
      <text:p text:style-name="P34">ث) رابطه C با c:</text:p>
      <text:p text:style-name="P34">ظرفیت گرمایی؛ از ویژگی‌های نمونه ماده ــــــ و می‌تواند/نمی‌تواند برای توصیف آن ماده به کار رود.</text:p>
      <text:p text:style-name="P36">گرمای ویژه؛ از ویژگی‌های یک نمونه ماده <text:span text:style-name="T16">ــــــ </text:span>و <text:span text:style-name="T16">ــــــ </text:span>برای توصیف آن ماده به کار می‌رود.</text:p>
      <text:p text:style-name="P37">ظرفیت گرمایی، به نوع ماده بستگی <text:span text:style-name="T16">ــــــ </text:span>و به مقدار ماده بستگی <text:span text:style-name="T16">ــــــ .</text:span></text:p>
      <text:p text:style-name="P37">گرمای ویژه، به نوع ماده بستگی <text:span text:style-name="T16">ــــــ </text:span>و به مقدار ماده بستگی <text:span text:style-name="T16">ــــــ .</text:span></text:p>
      <text:p text:style-name="P38">خود را بیازمایید صفحه ۵۸:</text:p>
      <text:p text:style-name="P39">۱- <text:span text:style-name="T16">ــــــ </text:span>می‌یابد. با‌گذشت زمان، چای، همه/بخشی از انرژی گرمایی خود را به‌/از محیط می‌دهد/می‌گیرد <text:span text:style-name="T17">پس </text:span><text:span text:style-name="T16">ــــــ </text:span><text:span text:style-name="T17">و </text:span><text:span text:style-name="T16">ــــــ </text:span><text:span text:style-name="T17">انرژی جنبشی ذرات آن، </text:span><text:span text:style-name="T16">ــــــ </text:span><text:span text:style-name="T17">می‌یابد. (کاهش </text:span><text:span text:style-name="T16">ــــــ ــــــ </text:span><text:span text:style-name="T17">و </text:span><text:span text:style-name="T16">ــــــ </text:span><text:span text:style-name="T17">نمونه)</text:span></text:p>
      <text:p text:style-name="P40">دلیل: گرما، از جایی که <text:span text:style-name="T16">ــــــ </text:span>تر است (دمای <text:span text:style-name="T16">ــــــ</text:span>) به جایی که <text:span text:style-name="T16">ــــــ </text:span>است (دمای <text:span text:style-name="T16">ــــــ</text:span>) حرکت می‌کند. <text:span text:style-name="T18">دمای چای ( ) از دمای محیط ( ) </text:span><text:span text:style-name="T16">ــــــ </text:span><text:span text:style-name="T18">است و با </text:span><text:span text:style-name="T16">ــــــ </text:span><text:span text:style-name="T18">انرژی گرمایی، با آن «</text:span><text:span text:style-name="T16">ــــــ ــــــ</text:span><text:span text:style-name="T18">» می‌شود.</text:span></text:p>
      <text:p text:style-name="P41">۲- گرما را می‌توان هم‌ارز با آن مقدار انرژی گرمایی/دمایی داشت که به دلیل تفاوت در انرژی گرمایی/دما جاری می‌شود.</text:p>
      <text:p text:style-name="P42">۳- ماده اصلی تشکیل‌دهنده هر دو، <text:span text:style-name="T16">ــــــ </text:span>است، پس به مقدار <text:span text:style-name="T16">ــــــ </text:span>موجود در آن‌ها توجه می‌کنیم. نان، <text:span text:style-name="T16">ــــــ </text:span>کمتری دارد، چون <text:span text:style-name="T16">ــــــ </text:span>شده است، پس <text:span text:style-name="T16">ــــــ </text:span>با محیط هم‌دما می‌شود. نتیجه:</text:p>
      <text:p text:style-name="P90">«آهنگ» تغییر دمای مواد مختلف (مبادله <text:span text:style-name="T20">ــــــ </text:span><text:span text:style-name="T19">با </text:span><text:span text:style-name="T20">ــــــ</text:span><text:span text:style-name="T19">) یکسان </text:span><text:span text:style-name="T20">ــــــ .</text:span></text:p>
      <text:p text:style-name="P43">نکته: هنگام مبادله گرما بین دو «ماده»؛ (اگر از هدر رفت یا اتلاف گرما چشم‌پوشی کنیم) مقدارگرمایی که ماده با دمای <text:span text:style-name="T16">ــــــ </text:span>است می‌دهد،<text:tab/><text:tab/>$|Q_A| = |Q_B|$</text:p>
      <text:p text:style-name="P43">برابر با مقدار گرمایی است که ماده با دمای <text:span text:style-name="T16">ــــــ </text:span>می‌گیرد.</text:p>
      <text:p text:style-name="P43">یعنی قدر مطلق <text:span text:style-name="T16">ــــــ </text:span>مبادله شده در آن دو، <text:span text:style-name="T16">ــــــ </text:span>است.</text:p>
      <text:p text:style-name="P44">تمرین ۱: جسم A به جرم 100g و دمای 100 درجه سانتی‌گراد را در تماس با جسم B به جرم 200g و دمای ۲۰۰ درجه سانتی‌گراد قرار می‌دهیم تا «هم دما» شوند. A و B در چه دمایی، هم‌دما می‌شوند؟ (بر حسب درجه سانتی‌گراد) (المپیاد شیمی ۸۶)</text:p>
      <text:p text:style-name="P45">۱) ۱۸۰<text:tab/><text:tab/>۲) ۱۶۰<text:tab/><text:tab/>۳) ۱۵۰<text:tab/><text:tab/>۴) ۱۴۵</text:p>
      <text:p text:style-name="P46">$C_A=10(J.g^{-1}.\degree C^{-1})\qquad C_B=20(J.g^{-1}.\degree C^{-1})$</text:p>
      <text:p text:style-name="P47">راه اول:</text:p>
      <text:p text:style-name="P46">$|Q_A|=|Q_B|$</text:p>
      <text:p text:style-name="P48">راه دوم <text:span text:style-name="T23">(هنگام تغییر فاز قابل استفاده نیست.)</text:span></text:p>
      <text:p text:style-name="P49">(تتا تعادلی رو تو بنویس) = $\frac{m_1c_1\theta_1 + m_2c_2\theta_2}{m_1c_1 + m_2c_2} = \frac{\sum{(mc\theta)}}{\sum{mc}}$</text:p>
      <text:p text:style-name="P50">تمرین ۲: به آلیاژی از تیتانیم و نیکل به جرم ۴.۲ گرم، مقدار ۲۱ ژول گرما دادیم و دمای آن 10\degree C افزایش یافت. به تقریب، چند درصد جرم این آلیاژ را نیکل تشکیل داده است؟</text:p>
      <text:p text:style-name="P51">C_{Ni}=0.45(J.g^{-1}.\degree C^{-1})</text:p>
      <text:p text:style-name="P51">C_{Ti}=0.5(J.g^{-1}.\degree C^{-1})</text:p>
      <text:p text:style-name="P52">۱) ۳۷.۶<text:tab/><text:tab/>۲) ۴۹.۲<text:tab/><text:tab/>۳) ۲۸.۶<text:tab/><text:tab/>۴) ۷۱.۵</text:p>
      <text:p text:style-name="P52"/>
      <text:p text:style-name="P96">جاری شدن انرژی گرمایی</text:p>
      <text:p text:style-name="P53">«بررسی کیفی و کمی انرژی مبادله شده بین سامانه و محیط»</text:p>
      <text:p text:style-name="P53">سامانه: بخشی از جهان، که ـــــ ـــــ را در آن بررسی می‌کنیم.</text:p>
      <text:p text:style-name="P53">محیط: هرچه ـــــ سامانه وجود دارد.</text:p>
      <text:p text:style-name="P54">مثال: بررسی مبادله گرما بین یک لیوان آب و محیط:</text:p>
      <text:p text:style-name="P54">( معمولاً سامانه با مرز‌های مشخصی از محیط جدا می‌شود. )</text:p>
      <text:p text:style-name="P55">فرآیند جاری شدن انرژی:</text:p>
      <text:p text:style-name="P55">۱- نا هم دما: ( نمودار ۲ صفحه ۵۹ )</text:p>
      <text:p text:style-name="P55">۲- هم دما</text:p>
      <text:p text:style-name="P55">تمرین) مبادلات انرژی را هنگام مصرف بستنی با دمای 0\degree C تا هضم آن را بررسی کنید.</text:p>
      <text:p text:style-name="P56">فرآیند گرماده</text:p>
      <text:p text:style-name="P56">در شرایط هم‌دما ( \Delta\theta = 0 )</text:p>
      <text:p text:style-name="P56">جاری شدن انرژی از <text:span text:style-name="T24">ـــــ </text:span>به <text:span text:style-name="T24">ـــــ </text:span>واکنش یا فرآیند، برای انجام شدن، گرما می‌<text:span text:style-name="T24">ـــــ</text:span></text:p>
      <text:p text:style-name="P56">سطح انرژی طرف دوم <text:tab/><text:tab/>سطح انرژی طرف اول</text:p>
      <text:p text:style-name="P57">Q<text:tab/>۰</text:p>
      <text:p text:style-name="P57">نماد Q در طرف ــــــ نوشته می‌شود:</text:p>
      <text:p text:style-name="P57">واکنش گرماده:</text:p>
      <text:p text:style-name="P60">\ce{H2 + Cl2 -&gt; 2HCl}</text:p>
      <text:p text:style-name="P57">فرآیند گرماده:</text:p>
      <text:p text:style-name="P60">\ce{H2O(l) -&gt; H2O(s)}</text:p>
      <text:p text:style-name="P58">ــــــ <text:span text:style-name="T26">سطح انرژی سامانه</text:span></text:p>
      <text:p text:style-name="P61">فرآیند گرماگیر</text:p>
      <text:p text:style-name="P61">در شرایط هم‌دما ( \Delta\theta = 0 )</text:p>
      <text:p text:style-name="P61">جاری شدن انرژی از <text:span text:style-name="T25">ــــــ </text:span>به <text:span text:style-name="T25">ــــــ </text:span>واکنش یا فرآیند، برای انجام شدن، گرما می‌<text:span text:style-name="T25">ــــــ</text:span></text:p>
      <text:p text:style-name="P61">سطح انرژی طرف دوم<text:tab/><text:tab/>سطح انرژی طرف اول</text:p>
      <text:p text:style-name="P61">Q<text:tab/>۰</text:p>
      <text:p text:style-name="P61">نماد Q در طرف <text:span text:style-name="T25">ــــــ </text:span>نوشته می‌شود:</text:p>
      <text:p text:style-name="P61">واکنش گرما‌گیر: </text:p>
      <text:p text:style-name="P62"><text:soft-page-break/>\ce{N2O4(g) -&gt; 2NO2(g)}</text:p>
      <text:p text:style-name="P61">فرآیند گرماگیر:</text:p>
      <text:p text:style-name="P62">\ce{H2O(s) -&gt; H2O(l)}</text:p>
      <text:p text:style-name="P59">ــــــ <text:span text:style-name="T27">سطح انرژی سامانه</text:span></text:p>
      <text:p text:style-name="P91">گرما در واکنش‌های شیمیایی (گرماشیمی)</text:p>
      <text:p text:style-name="P63">هر واکنش شیمیایی، ممکن است با تغییر <text:span text:style-name="T25">ــــــ </text:span>، تولید <text:span text:style-name="T25">ــــــ </text:span>، آزاد شدن ــــــ و ایجاد ــــــ و ــــــ همراه باشد،</text:p>
      <text:p text:style-name="P63">اما:<text:tab/>داد و ستد ــــــ ، یک ویژگی بنیادی واکنش‌های شیمیایی است.</text:p>
      <text:p text:style-name="P63">ترموشیمی (گرماشیمی) به بررسی ــــــ و ــــــ گرمای واکنش‌های شیمیایی، ــــــ آن و تأثیری که بر ــــــ ماده دارد، می‌پردازد.</text:p>
      <text:p text:style-name="P63">بررسی شکل <text:span text:style-name="T1">۳</text:span> صفحه ۶۰:</text:p>
      <text:p text:style-name="P63">الف) مواد غذایی، پس از گوارش، انرژی لازم برای ــــــ و ــــــ یاختهها را تأمین می‌کنند.</text:p>
      <text:p text:style-name="P63">ب) ــــــ سوخت‌ها، انرژی لازم برای حمل و نقل، و نیز گرمایش محیط‌های گوناگون را فراهم می‌کند.</text:p>
      <text:p text:style-name="P63">پ) زغال کک، واکنش‌دهنده‌ای رایج در استخراج آهن، و تامین‌کننده ــــــ لازم برای واکنش است.</text:p>
      <text:p text:style-name="P63">منبع انرژی در بدن، ــــــ است. انرژی غذا، پس از انجام واکنش‌های شیمیایی گوناگون، به سلول‌ها می‌رسد. این واکنش‌ها ممکن است گرماده یا گرماگیر باشند اما فرآیند کلی اکسایش گلوکز در مجموع، گرما ــــــ است. البته دمای بدن تغییر محسوسی ــــــ</text:p>
      <text:p text:style-name="P63">دلیل: دمای واکنش‌دهنده‌ها با دمای فرآورده‌ها ــــــ است (\Delta\theta<text:tab/><text:tab/>0)</text:p>
      <text:p text:style-name="P63">در‌واقع، انرژی آزاد شده در این واکنش، ناشی از تفاوت دمای مواد واکنش‌دهنده و فرآورده ــــــ ، بلکه تفاوت میان انرژی ــــــ مواد و واکنش‌دهنده و فرآورده است.</text:p>
      <text:p text:style-name="P63">انرژی پتانسیل در اینجا، به معنای انرژی ناشی از نیرو‌های ــــــ ــــــ ذرات سازنده آن است.</text:p>
      <text:p text:style-name="P63">انرژی پتانسیل موحوددر یک نمونه ماده، انرژی ــــــ نام دارد.</text:p>
      <text:p text:style-name="P64">انرژی پتانسیل در پیوند‌های مختلف، با هم <text:span text:style-name="T28">ـــــ</text:span>ـ است، چون اتم‌های مختلفی با هم پیوند دارند. مثال:</text:p>
      <text:p text:style-name="P64">تفاوت اتم‌های دارای پیوند اشتراکی، موجب تفاوت در نیرو‌های <text:span text:style-name="T28">ــــــ </text:span>* اتم‌ها ( در مولکول ) و در نتیجه؛ تفاوت در <text:span text:style-name="T28">ــــــ </text:span>پیوند‌ها است.</text:p>
      <text:p text:style-name="P65">انجام واکنش شیمیایی، موجب تغییر در پیوند‌ها یا شیوه اتصال اتم‌ها با یکدیگر، و تفاوت آشکاری در انرژی <text:span text:style-name="T28">ــــــ </text:span>وابسته به آن‌ها می‌شود؛ که خود را به صورت <text:span text:style-name="T28">ــــــ </text:span>(ی مبادله‌شده) نشان می‌دهد.</text:p>
      <text:p text:style-name="P66">* این نیرو‌ها، شامل «پیوند‌ها» و «نیرو‌های بین مولکولی» است.</text:p>
      <text:p text:style-name="P67">با هم بیندیشیم صفحه ۶۱<text:tab/><text:tab/>در دو واکنش:</text:p>
      <text:p text:style-name="P68">۱- الف<text:span text:style-name="T29">)</text:span><text:tab/>← واکنش‌دهنده‌ها یکسان هستند/نیستند ← سطح انرژی واکنش‌دهنده‌ها یکسان <text:span text:style-name="T28">ــــــ</text:span></text:p>
      <text:p text:style-name="P68"><text:tab/>← فرآورده، یکسان <text:span text:style-name="T28">ــــــ ← </text:span>سطح انرژی فرآورده در دو واکنش یکسان <text:span text:style-name="T28">ــــــ</text:span></text:p>
      <text:p text:style-name="P68">=&gt; گرمای آزاد شده در دو واکنش یکسان <text:span text:style-name="T28">ــــــ</text:span></text:p>
      <text:p text:style-name="P69">۱- <text:span text:style-name="T29">ب) در واکنش اول/دوم، سطح انرژی واکنش‌دهنده‌ها </text:span><text:span text:style-name="T28">ــــــ ← </text:span><text:span text:style-name="T29">پایدارتر</text:span></text:p>
      <text:p text:style-name="P70">۲- الف) چون سطح انرژی گرافیت و الماس، یکسان <text:span text:style-name="T28">ــــــ . </text:span>( به دلیل تفاوت در نیرو‌های نگهداری )</text:p>
      <text:p text:style-name="P71">۲- ب) <text:span text:style-name="T28">ــــــ </text:span>پایدار‌تر است، چون فاصله کم‌تری با فرآورده دارد، گرمای سوختنی <text:span text:style-name="T28">ــــــ </text:span>دارد.</text:p>
      <text:p text:style-name="P71">نحوه اتصال اتم‌های کربن، <text:span text:style-name="T1">تعداد</text:span> و <text:span text:style-name="T1">نوع</text:span> پیوند‌های اشتراکی کربن – کربن، در این دو آلوتروپ، و در نتیجه، رفتار شیمیایی آن‌ها ( مانند پایداری یا آنتالپی سوختن) متفاوت است.</text:p>
      <text:p text:style-name="P71">۲- پ) </text:p>
      <text:p text:style-name="P72">$xKj = \qquad g \times \frac{\qquad mol}{\qquad g}\times\frac{\qquad KJ}{\qquad mol}=<text:span text:style-name="T28">ــــــ </text:span>KJ$</text:p>
      <text:p text:style-name="P73">یخچال صحرایی!</text:p>
      <text:p text:style-name="P73">دو ظرف از جنس <text:span text:style-name="T28">ــــــ </text:span>داریم که فضای بین آن‌ها از <text:span text:style-name="T1">شن</text:span> خیس پر می‌شود. پارچه‌ای <text:span text:style-name="T28">ــــــ </text:span>به عنوان درپوش، تحویه را انجام می‌دهد. آب درون ظرف درونی، به تدریج در بدنه ظرف بیرونی نفوذ می‌کند و <text:span text:style-name="T28">ــــــ </text:span>می‌شود:</text:p>
      <text:p text:style-name="P74">\ce{H2O(\quad) + Q -&gt; H2O(\quad)}</text:p>
      <text:p text:style-name="P73">این فرآیند، گرماــــــ است و گرمای لازم را از سامانه دریافت می‌کند که باعث افت دما و خنک شدن محتویات دستگاه می‌شود.</text:p>
      <text:p text:style-name="P73"/>
      <text:p text:style-name="P75">عوامل مؤثر بر گرمای واکنش: (یک عامل ثابت، و سه عامل متغیر)</text:p>
      <text:p text:style-name="P76">۱) ــــــ مواد واکنش (واکنش‌دهنده‌های و فرآورده‌ها):</text:p>
      <text:p text:style-name="P76">مواد مختلف،‌ سطوح انرژی <text:span text:style-name="T1">متفاوت</text:span> دارند. گرمای واکنش، ــــــ سطح انرژی مواد طرف اول و دوم واکنش است. این عامل، متغیر ــــــ ، چون با تغییر مواد، در واقع، واکنش دیگری داریم.</text:p>
      <text:p text:style-name="P76">۲) ــــــ و ــــــ :</text:p>
      <text:p text:style-name="P76">تغییر این دو عامل، سطح ــــــ واکنش‌دهنده‌ها یا فرآورده‌ها را تغییر می‌دهد.</text:p>
      <text:p text:style-name="P76">۳) ــــــ واکنش‌دهند‌ها:</text:p>
      <text:p text:style-name="P76">سطح انرژی هر ماده، به مقدار آن وابسته ــــــ و تغییر مقدار مواد، سطح انرژی آن را نیز تغییر می‌دهد.</text:p>
      <text:p text:style-name="P76">تمرین) سوختن هر مول متان، 89 KJ انرژی آراد می‌کند. با سوختن ۱ گرم متان، چند کالُری گرما تولید می‌شود؟</text:p>
      <text:p text:style-name="P77">۴) ــــــ ــــــ مواد واکنش:</text:p>
      <text:p text:style-name="P77">در معادله «ترموشیمیایی»، باید انرژی ــــــ ــــــ در واکنش ذکر شود. حال اگر حالت فیزیک یکی از مواد در واکنش تغییر کند، سطح ــــــ آن نیز تغییر می‌کند و در نهایت، گرمای واکنش را تغییر می‌دهد.</text:p>
      <text:p text:style-name="P79">I) \ce{CH4(g) + 2O2(g) -&gt; CO2(g) + 2H2O(g) + Q_1} <text:tab/><text:tab/><text:tab/>( در دمای ــــــ )</text:p>
      <text:p text:style-name="P79">II) \ce{CH4(g) + 2O2(g) -&gt; CO2(g) + 2H2O(l) + Q_2}<text:tab/><text:tab/><text:tab/>( در دمای ــــــ )</text:p>
      <text:p text:style-name="P77">H_2O تولید شده در واکنش سوختن متان، ابتدا در دمای شعله است و حالت فیزیکی گازی دارد، اگر مقداری صبر کنیم تا سامانه با محیط، « ــــــ ــــــ » شود، H_2O به حالت مایع در می‌آید.</text:p>
      <text:p text:style-name="P78">این فرآیند (تبخیر/میعان)، خود، گرما ــــــ است و در رسیدن از I به II مقداری گرما ــــــ می‌شود. <text:span text:style-name="T30">یعنی Q_2، از لحاظ عددی، از Q_1 </text:span>ــــــ <text:span text:style-name="T30">است.</text:span></text:p>
      <text:p text:style-name="P80">تمرین) گرمای تبخیر مولی آب را برحسب Q_1 و Q_2 به دست آورید:</text:p>
      <text:p text:style-name="P82">گرمای تبخیر مولی = ـــــــ<text:tab/><text:tab/>۰</text:p>
      <text:p text:style-name="P80">با هم بیندیشیم ۳ صفحه ۶۲:<text:tab/><text:tab/>اولاً<text:span text:style-name="T31">)</text:span> میعان، گرما ـــــــ است، پس گرمای واکنش با عدد +/- گزارش می‌شود.</text:p>
      <text:p text:style-name="P81"><text:tab/><text:tab/><text:tab/><text:tab/>ثانیا<text:span text:style-name="T31">) </text:span><text:span text:style-name="T32">گرمای آزاد شده در میعان و نیز گرمای واکنش هردو، علامت <text:tab/>دارند و مجموع آن‌ها با علامت <text:tab/>باید از نظر عددی از ۴۸۴ </text:span>ـــــــ <text:span text:style-name="T32">باشد ( یعنی عدد </text:span>ـــــــ <text:span text:style-name="T32">)</text:span></text:p>
      <text:p text:style-name="P83">پرسش) گرمای <text:span text:style-name="T33">آزاد شده در کدام حالت، مقدار عددی بیشتری دارد؟ (روش: باید یک طرف کمترین و طرف دیگر بیشترین سطح انرژی را داشته باشد)</text:span></text:p>
      <text:p text:style-name="P84">1)\ce{2O(l) -&gt; O2(g)}\\</text:p>
      <text:p text:style-name="P84">2)\ce{2O(g) -&gt; O2(l)}\\</text:p>
      <text:p text:style-name="P84">3)\ce{2O(g) -&gt; D2(g)}\\</text:p>
      <text:p text:style-name="P84"><text:soft-page-break/>4)\ce{2O(l) -&gt; O2(l)}</text:p>
      <text:p text:style-name="P92">«آنتالپی (H)، همان محتوای انرژی است»</text:p>
      <text:p text:style-name="P85">هر نمونه ماده، دارای شمار بسیار زیادی «ذره سازنده» است. این ذره‌ها، دارای:</text:p>
      <text:p text:style-name="P85">۱) ــــــ نامنظم (انرژی ــــــ ) و ۲) ــــــ با یکدیگر (انرژی ــــــ) هستند</text:p>
      <text:p text:style-name="P85">یک نمونه ماده، با ــــــ آن در ــــــ و ــــــ معین، توصیف می‌شود. مانند ۲۰۰ گرم آب در دما و فشار معین</text:p>
      <text:p text:style-name="P85">یک نمونه ماده در یک ظرف، می‌تواند یک ــــــ به شمار آید.</text:p>
      <text:p text:style-name="P86">«انرژی کل» یک سامانه، هم ارز «محتوای <text:span text:style-name="T34">ــــــ</text:span>» یا «<text:span text:style-name="T34">ــــــ</text:span>» آن سامانه است.</text:p>
      <text:p text:style-name="P86">یعنی: همه مواد، در دما و قشار معین، «<text:span text:style-name="T34">ــــــ</text:span>» مشخصی دارند.</text:p>
      <text:p text:style-name="P86">با انجام واکنش شیمیایی، «محتوای <text:span text:style-name="T34">ــــــ</text:span>» یا «<text:span text:style-name="T34">ــــــ</text:span>» مواد، تغییر می‌کند. (مانند نمودار ۵ صفحه ۶۴)</text:p>
      <text:p text:style-name="P93">مهم</text:p>
      <text:p text:style-name="P97">(آنتالپی ــــــ ) → واکنش دلتا H (تو بنویس) = H ــــــ – H ــــــ = Q_P</text:p>
      <text:p text:style-name="P98">Q_P به معنای ــــــ مبادله شده در « ــــــ ــــــ » است.</text:p>
      <text:p text:style-name="P98">مقدار عددی \Delta H در یک فرآیند، ــــــ آن را نشان می‌دهد، اما علامت + یا -، به ترتیب، ــــــ ــــــ و ــــــ ــــــ بودن آن را نشان می‌دهد.</text:p>
      <text:p text:style-name="P99">خود را بیازمایید صفحه ۶۴ و ۶۵: ۱)</text:p>
      <text:p text:style-name="P100">الف) \ce{CO2(s) -&gt; CO2(g)}$\qquad, \Delta H \bigcirc 0$</text:p>
      <text:p text:style-name="P100">ب) \ce{CH4(g) + 2O2(g) -&gt; CO2(g) + 2H2O(g)}$\qquad, \Delta H \bigcirc 0$</text:p>
      <text:p text:style-name="P100">پ) \ce{N2O4(g) -&gt; 2NO2(g)}$\qquad, \Delta H \bigcirc 0$</text:p>
      <text:p text:style-name="P100">ت) \ce{N2O(l) -&gt; H2O(s)}$\qquad, \Delta H \bigcirc 0$</text:p>
      <text:p text:style-name="P101">۲)</text:p>
      <text:p text:style-name="P102">\ce{3O2(g) + ــــــ &lt;=&gt; 2O3(g)}</text:p>
      <text:p text:style-name="P102">x(KJ) = \frac{ــــــ KJ}{ــــــ mol O_3}\times ــــــ mol O_3 = ــــــ (KJ)</text:p>
      <text:p text:style-name="P103">«آنتالپی پیوند» و «میانگین آنتالپی پیوند»</text:p>
      <text:p text:style-name="P94"><text:span text:style-name="T19">انجام یک واکنش شیمیایی، نشانه‌ای از تغییر در </text:span><text:span text:style-name="T21">ــــــ ــــــ </text:span><text:span text:style-name="T19">اتم‌ها (ذرات) به یکدیگر است، که نتیجه آن، تغییر </text:span><text:span text:style-name="T21">ــــــ </text:span><text:span text:style-name="T19">و به دنبالش تغییر </text:span><text:span text:style-name="T21">ــــــ </text:span><text:span text:style-name="T19">مواد است. یکی از خواصی که در واکنش‌های شیمیایی تغییر می‌کند، محتوای </text:span><text:span text:style-name="T21">ــــــ </text:span><text:span text:style-name="T19">مواد است. مثلاً، یک نمونه گاز هیدروژن، دارای شمار بسیار زیادی </text:span><text:span text:style-name="T21">ــــــ </text:span><text:span text:style-name="T19">دو اتمی است. با صرف </text:span><text:span text:style-name="T21">ــــــ </text:span><text:span text:style-name="T19">، پیوند </text:span><text:span text:style-name="T21">ــــــ </text:span><text:span text:style-name="T19">بین اتم‌ها در مولکول می‌شکند و به </text:span><text:span text:style-name="T21">ــــــ </text:span><text:span text:style-name="T19">هایی تبدیل می‌شود که </text:span><text:span text:style-name="T21">ــــــ </text:span><text:span text:style-name="T19">تر و </text:span><text:span text:style-name="T21">ــــــ ــــــ </text:span><text:span text:style-name="T19">تر هستند. در ترموشیمی، به مقدار 436KJ، آنتالپی </text:span><text:span text:style-name="T21">ــــــ </text:span><text:span text:style-name="T19">می‌گویند:</text:span></text:p>
      <text:p text:style-name="P95"><text:span text:style-name="T19">\Delta H ( </text:span><text:span text:style-name="T21">ــــــ</text:span><text:span text:style-name="T19"> ) = $\bigcircle$ </text:span><text:span text:style-name="T3">436</text:span><text:span text:style-name="T19"> ( KJ.mol^{-1} )</text:span></text:p>
      <text:p text:style-name="P104">این عدد به جدول ۲ صفحه ۶۵ اضافه شود.</text:p>
      <text:p text:style-name="P105">آنتالپی پیوند: انرژی لازم برای ــــــ ۱ ــــــ پیوند در مولکول ــــــ و تبدیل آن به اتم‌های ــــــ</text:p>
      <text:p text:style-name="P106">در مولکول‌هایی که «اتم مرکزی» به چند اتم <text:span text:style-name="T1">یکسان</text:span> با پیوند اشتراکی متصل است، (مانند ؟؟؟؟؟؟) این پیوند‌های یکسان، آنتالپی کاملاً یکسان ــــــ ! در این حالت، به کار بردن اصطلاح * ــــــ آنتالپی پیوند، مناسب‌تر است.</text:p>
      <text:p text:style-name="P107">\ce{CH4(g) + 1660 KJ -&gt; ــــــ ($\quad$) + ــــــ ($\quad$)}</text:p>
      <text:p text:style-name="P107">این عدد به جدول صفحه ۶۴ افزوده شود. $\Delta H_{(C-H)} = \qquad \div \qquad = \qquad (KJ.mol^{-1})$</text:p>
      <text:p text:style-name="P108">پرسش) در چند مورد، به کار بردن میانگین آنتالپی پیوند، مناسب‌تر است؟ <text:span text:style-name="T35">ــــــ </text:span>مورد</text:p>
      <text:p text:style-name="P109">1) NH_3(g)<text:tab/><text:tab/>2) N???N<text:tab/><text:tab/>3) H-Br(g)<text:tab/><text:tab/>4) H_2O(g)</text:p>
      <text:p text:style-name="P110">(در مولکول ۲ اتمی، میانگین گرفتن لازم <text:span text:style-name="T35">ــــــ </text:span>)</text:p>
      <text:p text:style-name="P111">خود را بیازمایید صفحه ۶۶:<text:tab/>الف) (پیوند <text:span text:style-name="T35">ــــــ </text:span>شده ← گرما <text:span text:style-name="T35">ــــــ </text:span>)<text:tab/><text:tab/><text:tab/><text:tab/>\Delta H</text:p>
      <text:p text:style-name="P111"><text:tab/><text:tab/><text:tab/>ب) (پیوند <text:span text:style-name="T35">ــــــ </text:span>شده ← گرما <text:span text:style-name="T35">ــــــ </text:span>)<text:tab/><text:tab/><text:tab/><text:tab/><text:span text:style-name="T36">\Delta H</text:span></text:p>
      <text:p text:style-name="P112">پیوند‌ها در جدول ۲ صفحه ۶۵ مربوط به مولکول ۲ اتمی (میانگین هست/نیست.)</text:p>
      <text:p text:style-name="P112">پیوند‌ها در جدول ۳ صفحه ۶۶ مربوط به مولکول‌های چند اتمی ( میانگین <text:span text:style-name="T35">ــــــ </text:span>)</text:p>
      <text:p text:style-name="P113">تذکر: برای گزارش آنتالپی پیوند، همه ذرات در دو طرف واکنش به حالت <text:span text:style-name="T35">ــــــ </text:span>و همه فرآورده‌ها باید <text:span text:style-name="T35">ــــــ </text:span>باشند:</text:p>
      <text:p text:style-name="P114">\ce{NH3($\quad$) + Q -&gt; <text:span text:style-name="T35">ــــــ </text:span>($\quad$) + <text:span text:style-name="T35">ــــــ </text:span>($\quad$)}</text:p>
      <text:p text:style-name="P113">(اگر قرار است همه پیوند‌ها شکسته شود.) </text:p>
      <text:p text:style-name="P114">\Delta H_{N-H} = <text:tab/><text:tab/><text:tab/><text:tab/><text:tab/>(بر حسب Q)</text:p>
      <text:p text:style-name="P115">«آنتالپی پیوند، راهی برای تعیین \Delta H واکنش»</text:p>
      <text:p text:style-name="P115"><text:span text:style-name="T19">۱) روش محاسباتی برای تعیین \Delta H واکنس:</text:span></text:p>
      <text:p text:style-name="P115"><text:span text:style-name="T19">در واکنش شیمیایی، «معمولا» تعدادی پیوند </text:span><text:span text:style-name="T22">ــــــ </text:span><text:span text:style-name="T19">و تعدادی پیوند جدید </text:span><text:span text:style-name="T22">ــــــ </text:span><text:span text:style-name="T19">می‌شود.</text:span></text:p>
      <text:p text:style-name="P115"><text:span text:style-name="T19">برای «شکستن» پیوند،‌ مقداری انرژی </text:span><text:span text:style-name="T22">ــــــ </text:span><text:span text:style-name="T19">می‌شود ( با علامت <text:tab/>گزارش می‌شود).</text:span></text:p>
      <text:p text:style-name="P116"><text:span text:style-name="T19">هنگام «تشکیل» پیوند،‌ مقداری انرژی </text:span><text:span text:style-name="T22">ــــــ </text:span><text:span text:style-name="T19">می‌شود ( با علامت <text:tab/>گزارش می‌شود).</text:span></text:p>
      <text:p text:style-name="P117"><text:span text:style-name="T19">(\Delta H واکنش، </text:span><text:span text:style-name="T22">ــــــ </text:span><text:span text:style-name="T19">این انرژی‌های </text:span><text:span text:style-name="T22">ــــــ </text:span><text:span text:style-name="T19">شده است. )</text:span></text:p>
      <text:p text:style-name="P118"><text:span text:style-name="T19">استفاده از آنتالپی پیوند، برای تعیین \Delta H واکنش‌های </text:span><text:span text:style-name="T22">ــــــ </text:span><text:span text:style-name="T19">مناسب‌تر است. ( همه مواد در حالت </text:span><text:span text:style-name="T22">ــــــ </text:span><text:span text:style-name="T19">)</text:span></text:p>
      <text:p text:style-name="P119"><text:span text:style-name="T19">هرچه مواد واکنش‌، مولکول‌های </text:span><text:span text:style-name="T22">ــــــ </text:span><text:span text:style-name="T19">داشته باشند، \Delta H محاسبه شده، با داده‌های </text:span><text:span text:style-name="T22">ــــــ </text:span><text:span text:style-name="T19">همخوانی بیشتری دارد، و هرچه مولکول‌ها پیچیده‌تر باشند، \Delta H محاسبه شده با داده‌های </text:span><text:span text:style-name="T22">ــــــ </text:span><text:span text:style-name="T19">تفاوت‌های آشکار نشان می‌دهد.</text:span></text:p>
      <text:p text:style-name="P120"><text:span text:style-name="T19">۲) استفاده از «آنتالپی پیوند» برای تعیین \Delta H واکنش: (خود را بیازمایید ۱ صفحه ۶۷)</text:span></text:p>
      <text:p text:style-name="P121"><text:span text:style-name="T19">\Delta H واکنش: [مجموع آنتالپی‌های پیوند]-[مجموع آنتالپی‌های پیوند]</text:span></text:p>
      <text:p text:style-name="P122"><text:soft-page-break/><text:span text:style-name="T19">نکته: در جدول آنتالپی پیوند، همه اعداد علامت <text:tab/><text:tab/>دارند و علامت <text:tab/>پیش از آنتالپی پیوند فرآورده‌ها، برای آن است که <text:tab/>در <text:tab/>،<text:tab/>شود. ( چون در فرآورده‌ها، پیوند‌ها در حال تشکیل هستند که فرآیندی گرماده است و باید با عدد منفی نوشته شود. )</text:span></text:p>
      <text:p text:style-name="P122"><text:span text:style-name="T19"/></text:p>
      <text:p text:style-name="P123"><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20:26:54.472201719</dc:date>
    <meta:editing-duration>P4DT16H22M26S</meta:editing-duration>
    <meta:editing-cycles>248</meta:editing-cycles>
    <meta:generator>LibreOffice/7.5.5.2$Linux_X86_64 LibreOffice_project/50$Build-2</meta:generator>
    <meta:document-statistic meta:table-count="0" meta:image-count="0" meta:object-count="0" meta:page-count="15" meta:paragraph-count="221" meta:word-count="3268" meta:character-count="17518" meta:non-whitespace-character-count="14408"/>
  </office:meta>
</office:document-meta>
</file>